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3cca" officeooo:paragraph-rsid="00133cca"/>
    </style:style>
    <style:style style:name="P2" style:family="paragraph" style:parent-style-name="Standard">
      <style:text-properties officeooo:rsid="0013c8cb" officeooo:paragraph-rsid="0013c8cb"/>
    </style:style>
    <style:style style:name="P3" style:family="paragraph" style:parent-style-name="Standard">
      <style:text-properties officeooo:rsid="0013c8cb" officeooo:paragraph-rsid="001454e2"/>
    </style:style>
    <style:style style:name="P4" style:family="paragraph" style:parent-style-name="Standard">
      <style:paragraph-properties fo:break-before="page"/>
      <style:text-properties officeooo:rsid="00133cca" officeooo:paragraph-rsid="00133cca"/>
    </style:style>
    <style:style style:name="P5" style:family="paragraph" style:parent-style-name="Standard">
      <style:text-properties officeooo:rsid="001454e2" officeooo:paragraph-rsid="001454e2"/>
    </style:style>
    <style:style style:name="P6" style:family="paragraph" style:parent-style-name="Standard">
      <style:text-properties officeooo:rsid="001605d6" officeooo:paragraph-rsid="001605d6"/>
    </style:style>
    <style:style style:name="P7" style:family="paragraph" style:parent-style-name="Standard">
      <style:text-properties officeooo:rsid="001605d6" officeooo:paragraph-rsid="00166ac4"/>
    </style:style>
    <style:style style:name="P8" style:family="paragraph" style:parent-style-name="Standard">
      <style:text-properties officeooo:rsid="001605d6" officeooo:paragraph-rsid="0018a8aa"/>
    </style:style>
    <style:style style:name="P9" style:family="paragraph" style:parent-style-name="Standard">
      <style:text-properties officeooo:rsid="001605d6" officeooo:paragraph-rsid="001a6684"/>
    </style:style>
    <style:style style:name="P10" style:family="paragraph" style:parent-style-name="Standard">
      <style:text-properties officeooo:rsid="0017afad" officeooo:paragraph-rsid="0017afad"/>
    </style:style>
    <style:style style:name="P11" style:family="paragraph" style:parent-style-name="Standard">
      <style:text-properties officeooo:rsid="00187689" officeooo:paragraph-rsid="00187689"/>
    </style:style>
    <style:style style:name="P12" style:family="paragraph" style:parent-style-name="Standard">
      <style:text-properties officeooo:rsid="001a6684" officeooo:paragraph-rsid="001454e2"/>
    </style:style>
    <style:style style:name="P13" style:family="paragraph" style:parent-style-name="Standard">
      <style:text-properties officeooo:rsid="001a6684" officeooo:paragraph-rsid="001c68a0"/>
    </style:style>
    <style:style style:name="P14" style:family="paragraph" style:parent-style-name="Standard">
      <style:paragraph-properties fo:text-align="center" style:justify-single-word="false"/>
      <style:text-properties officeooo:rsid="00133cca" officeooo:paragraph-rsid="00133cca"/>
    </style:style>
    <style:style style:name="P15" style:family="paragraph" style:parent-style-name="Standard">
      <style:paragraph-properties fo:text-align="center" style:justify-single-word="false"/>
      <style:text-properties officeooo:rsid="001b8135" officeooo:paragraph-rsid="001b8135"/>
    </style:style>
    <style:style style:name="P16" style:family="paragraph" style:parent-style-name="Standard">
      <style:paragraph-properties fo:text-align="center" style:justify-single-word="false">
        <style:tab-stops>
          <style:tab-stop style:position="3.0417in"/>
        </style:tab-stops>
      </style:paragraph-properties>
      <style:text-properties officeooo:rsid="001b8135" officeooo:paragraph-rsid="001b8135"/>
    </style:style>
    <style:style style:name="P17" style:family="paragraph" style:parent-style-name="Standard">
      <style:paragraph-properties fo:text-align="start" style:justify-single-word="false">
        <style:tab-stops>
          <style:tab-stop style:position="3.0417in"/>
        </style:tab-stops>
      </style:paragraph-properties>
      <style:text-properties officeooo:rsid="001b8135" officeooo:paragraph-rsid="001b8135"/>
    </style:style>
    <style:style style:name="P18" style:family="paragraph" style:parent-style-name="Standard">
      <style:paragraph-properties fo:break-before="page"/>
      <style:text-properties officeooo:rsid="001605d6" officeooo:paragraph-rsid="001605d6"/>
    </style:style>
    <style:style style:name="P19" style:family="paragraph" style:parent-style-name="Standard">
      <style:paragraph-properties fo:break-before="page"/>
      <style:text-properties officeooo:rsid="0017afad" officeooo:paragraph-rsid="0017afad"/>
    </style:style>
    <style:style style:name="T1" style:family="text">
      <style:text-properties officeooo:rsid="0013c8cb"/>
    </style:style>
    <style:style style:name="T2" style:family="text">
      <style:text-properties officeooo:rsid="001454e2"/>
    </style:style>
    <style:style style:name="T3" style:family="text">
      <style:text-properties officeooo:rsid="001605d6"/>
    </style:style>
    <style:style style:name="T4" style:family="text">
      <style:text-properties officeooo:rsid="00166ac4"/>
    </style:style>
    <style:style style:name="T5" style:family="text">
      <style:text-properties officeooo:rsid="0018a8aa"/>
    </style:style>
    <style:style style:name="T6" style:family="text">
      <style:text-properties officeooo:rsid="001a6684"/>
    </style:style>
    <style:style style:name="T7" style:family="text">
      <style:text-properties officeooo:rsid="001b81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CS 302 </text:p>
      <text:p text:style-name="P16">Test One Corrections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By Duncan Wilson <text:tab/><text:tab/><text:tab/><text:tab/><text:tab/><text:tab/>February 20, 2014 <text:s/></text:p>
      <text:p text:style-name="P4">4. The name of an array is equivalent to the address of the first element. (T/F)</text:p>
      <text:p text:style-name="P1"><text:s/>My answer: <text:s/>F</text:p>
      <text:p text:style-name="P1"><text:s/>Correct answer: T </text:p>
      <text:p text:style-name="P1"><text:s/>Ref: Page 131 of text references dynamic memory name pointers and the first elements of the dynamic array. (my search through the book will continue, but I might have to use my notes as the final reference) <text:s/></text:p>
      <text:p text:style-name="P1"/>
      <text:p text:style-name="P1">31. Write the specification file foe an node-based list which holds characters. Include all appropriate members.</text:p>
      <text:p text:style-name="P1">Note: For the test do NOT use complier guards <text:span text:style-name="T1">or templates. </text:span></text:p>
      <text:p text:style-name="P1"/>
      <text:p text:style-name="P2">Class list() </text:p>
      <text:p text:style-name="P2">{</text:p>
      <text:p text:style-name="P2">public: </text:p>
      <text:p text:style-name="P2"><text:s text:c="2"/>list(); <text:s/>// <text:span text:style-name="T2">int ignored size was removed from test answer </text:span></text:p>
      <text:p text:style-name="P2"><text:s text:c="2"/>~list();</text:p>
      <text:p text:style-name="P2"><text:s text:c="2"/>list(const list&amp; src);</text:p>
      <text:p text:style-name="P2"><text:s text:c="2"/>list operator=(const list&amp; src); </text:p>
      <text:p text:style-name="P2"><text:s text:c="2"/>void insert(char newData); <text:s/>// <text:span text:style-name="T2">newData is now not a const passed by reference since it is not a <text:s/></text:span></text:p>
      <text:p text:style-name="P3"><text:s text:c="2"/>void clear(); <text:s text:c="24"/>// <text:span text:style-name="T2">templated data type</text:span></text:p>
      <text:p text:style-name="P2"><text:s text:c="2"/>bool isEmpty(); </text:p>
      <text:p text:style-name="P2"><text:s text:c="2"/>bool isFull();</text:p>
      <text:p text:style-name="P2"><text:s text:c="2"/>void showStructure(); <text:s/>// <text:span text:style-name="T2">This was added from the exam answer </text:span></text:p>
      <text:p text:style-name="P2"><text:s text:c="2"/>void gotoBeginning(); </text:p>
      <text:p text:style-name="P2"><text:s text:c="2"/>void gotoEnd(); </text:p>
      <text:p text:style-name="P2"><text:s text:c="2"/>void gotoNext(); </text:p>
      <text:p text:style-name="P2"><text:s text:c="2"/>void gotoPrior(); </text:p>
      <text:p text:style-name="P2"><text:s text:c="2"/><text:span text:style-name="T3">void</text:span> insertBefore(char newData); </text:p>
      <text:p text:style-name="P2"><text:s text:c="2"/><text:span text:style-name="T3">void</text:span> insertAfter(char newData);</text:p>
      <text:p text:style-name="P2"><text:s text:c="2"/>char getCursor(); </text:p>
      <text:p text:style-name="P2"><text:s text:c="2"/>void remove(); </text:p>
      <text:p text:style-name="P2"><text:s text:c="2"/>void replace(char&amp; replaceData);</text:p>
      <text:p text:style-name="P2">private: </text:p>
      <text:p text:style-name="P3"><text:s text:c="2"/><text:span text:style-name="T2">class {</text:span></text:p>
      <text:p text:style-name="P3"><text:s text:c="3"/><text:span text:style-name="T2">node(char newData, node * nextPtr );</text:span></text:p>
      <text:p text:style-name="P3"><text:s text:c="3"/><text:span text:style-name="T2">char data; </text:span></text:p>
      <text:p text:style-name="P3"><text:s text:c="3"/><text:span text:style-name="T2">node* next; </text:span><text:s/></text:p>
      <text:p text:style-name="P2"><text:s text:c="2"/>};</text:p>
      <text:p text:style-name="P3"><text:s text:c="2"/><text:span text:style-name="T2">node* cursor; </text:span></text:p>
      <text:p text:style-name="P3"><text:s text:c="2"/><text:span text:style-name="T2">node* head; </text:span></text:p>
      <text:p text:style-name="P5">};</text:p>
      <text:p text:style-name="P12"/>
      <text:p text:style-name="P13">// In the answer I <text:span text:style-name="T7">originally</text:span> gave, all of the corrections needed were given via <text:span text:style-name="T7">comments related to</text:span> the</text:p>
      <text:p text:style-name="P13">//points marked off. So no outside refer<text:span text:style-name="T7">e</text:span>n<text:span text:style-name="T7">c</text:span>es <text:span text:style-name="T7">needed to be consulted. Pages in the book that could have </text:span></text:p>
      <text:p text:style-name="P13"><text:span text:style-name="T7">//been of help, if needed, are pages 138 through 140. <text:s/></text:span><text:s/></text:p>
      <text:p text:style-name="P18">32. Write the function to insert after the cursor.</text:p>
      <text:p text:style-name="P6"/>
      <text:p text:style-name="P6">void List:: insertAfter(char newData)</text:p>
      <text:p text:style-name="P6"><text:s text:c="3"/>{</text:p>
      <text:p text:style-name="P6"><text:s text:c="4"/>if(head == NULL)</text:p>
      <text:p text:style-name="P6"/>
      <text:p text:style-name="P6"><text:s text:c="4"/>{</text:p>
      <text:p text:style-name="P6"><text:s text:c="6"/>head = cursor = new node(newData, NULL); </text:p>
      <text:p text:style-name="P6"><text:s text:c="4"/>}</text:p>
      <text:p text:style-name="P6"><text:s text:c="2"/>else </text:p>
      <text:p text:style-name="P6"><text:s text:c="4"/>{</text:p>
      <text:p text:style-name="P6"><text:s text:c="5"/>cursor → next = new node(newData, cursor → next);</text:p>
      <text:p text:style-name="P6"><text:s text:c="5"/>}</text:p>
      <text:p text:style-name="P6"><text:s text:c="3"/>}</text:p>
      <text:p text:style-name="P6"/>
      <text:p text:style-name="P6">node::node(char newDataItem, node* nextPtr)</text:p>
      <text:p text:style-name="P6"><text:s text:c="3"/>{</text:p>
      <text:p text:style-name="P6"><text:s text:c="5"/>data = newDataItem; <text:s/></text:p>
      <text:p text:style-name="P6"><text:s text:c="5"/>next = nextPtr;</text:p>
      <text:p text:style-name="P6"><text:s text:c="3"/>}</text:p>
      <text:p text:style-name="P6"/>
      <text:p text:style-name="P8">//<text:span text:style-name="T5">To correct my test answer I reflected on the first week's assignment for this class. I also referenced //code written last year in 202. To verify by the book, I found two sections which both loosely apply. </text:span></text:p>
      <text:p text:style-name="P8"><text:span text:style-name="T5">//There was an add function to a singly linked list at pages 139 and 140 <text:s/>&amp; an insert function to </text:span></text:p>
      <text:p text:style-name="P8"><text:span text:style-name="T5">//an array based list <text:s/>on both 260 and 261. </text:span></text:p>
      <text:p text:style-name="P18">33. Write a function that will print only the n^th node in the list (IF there are not n nodes on the list it will print nothing).</text:p>
      <text:p text:style-name="P6"/>
      <text:p text:style-name="P6">void List:: printN (const int n) </text:p>
      <text:p text:style-name="P6"><text:s text:c="3"/>{</text:p>
      <text:p text:style-name="P6"><text:s text:c="5"/><text:span text:style-name="T4">if(head !=NULL)</text:span></text:p>
      <text:p text:style-name="P6"><text:s text:c="5"/><text:span text:style-name="T4">{</text:span></text:p>
      <text:p text:style-name="P6"><text:s text:c="6"/><text:span text:style-name="T4">cursor = head; <text:s/></text:span></text:p>
      <text:p text:style-name="P6"><text:s text:c="6"/><text:span text:style-name="T4">for(int i= 0; i&lt; n; i++) </text:span></text:p>
      <text:p text:style-name="P6"><text:s text:c="8"/><text:span text:style-name="T4">{</text:span></text:p>
      <text:p text:style-name="P6"><text:s text:c="11"/><text:span text:style-name="T4">if(cursor != NULL || cursor → next != NULL)</text:span></text:p>
      <text:p text:style-name="P6"><text:s text:c="13"/><text:span text:style-name="T4">{</text:span></text:p>
      <text:p text:style-name="P6"><text:s text:c="16"/><text:span text:style-name="T4">cursor= cursor → next; </text:span></text:p>
      <text:p text:style-name="P6"><text:s text:c="13"/><text:span text:style-name="T4">}</text:span></text:p>
      <text:p text:style-name="P6"><text:s text:c="11"/><text:span text:style-name="T4">else </text:span></text:p>
      <text:p text:style-name="P6"><text:s text:c="13"/><text:span text:style-name="T4">{</text:span></text:p>
      <text:p text:style-name="P6"><text:s text:c="16"/><text:span text:style-name="T4">return; </text:span></text:p>
      <text:p text:style-name="P6"><text:s text:c="13"/><text:span text:style-name="T4">}</text:span></text:p>
      <text:p text:style-name="P6"><text:s text:c="8"/><text:span text:style-name="T4">}</text:span></text:p>
      <text:p text:style-name="P7"><text:s text:c="6"/><text:span text:style-name="T4">cout &lt;&lt; cursor → data &lt;&lt;endl;</text:span></text:p>
      <text:p text:style-name="P7"><text:s text:c="5"/><text:span text:style-name="T4">}</text:span> <text:s/></text:p>
      <text:p text:style-name="P6"><text:s text:c="3"/>}</text:p>
      <text:p text:style-name="P6"/>
      <text:p text:style-name="P9">// <text:span text:style-name="T6">I had no references outside of my notes for this class to apply to this correction. I reworked the code </text:span></text:p>
      <text:p text:style-name="P9"><text:span text:style-name="T6">//mentally and changed the testing conditions in order for it to no longer segfault on an empty //condition.</text:span></text:p>
      <text:p text:style-name="P19">34. Write the overloaded assignment operator.</text:p>
      <text:p text:style-name="P10"><text:s text:c="8"/></text:p>
      <text:p text:style-name="P11"><text:s/>List&amp; List:: operator=(const List&amp; src)</text:p>
      <text:p text:style-name="P11"><text:s text:c="6"/>{</text:p>
      <text:p text:style-name="P11"><text:s text:c="8"/>if(this != &amp;src)</text:p>
      <text:p text:style-name="P11"><text:s text:c="10"/>{</text:p>
      <text:p text:style-name="P11"><text:s text:c="12"/>clear();</text:p>
      <text:p text:style-name="P11"><text:s text:c="12"/>node* temp = src.head; <text:s/></text:p>
      <text:p text:style-name="P11"><text:s text:c="12"/>if(temp == NULL)</text:p>
      <text:p text:style-name="P11"><text:s text:c="14"/>{</text:p>
      <text:p text:style-name="P11"><text:s text:c="16"/>return *this; </text:p>
      <text:p text:style-name="P11"><text:s text:c="15"/>}</text:p>
      <text:p text:style-name="P11"><text:s text:c="12"/>else</text:p>
      <text:p text:style-name="P11"><text:s text:c="13"/>{</text:p>
      <text:p text:style-name="P11"><text:s text:c="15"/>head = cursor = new node (temp → data, NULL); </text:p>
      <text:p text:style-name="P11"><text:s text:c="15"/>while(temp != NULL)</text:p>
      <text:p text:style-name="P11"><text:s text:c="20"/>{</text:p>
      <text:p text:style-name="P11"><text:s text:c="21"/>cursor → next = new node( temp → data, temp → next); <text:s text:c="6"/></text:p>
      <text:p text:style-name="P11"><text:s text:c="21"/>temp = temp → next; </text:p>
      <text:p text:style-name="P11"><text:s text:c="21"/>cursor = cursor <text:s/>→ next;</text:p>
      <text:p text:style-name="P11"><text:s text:c="20"/>}</text:p>
      <text:p text:style-name="P11"><text:s text:c="14"/>cursor = head; </text:p>
      <text:p text:style-name="P11"><text:s text:c="13"/>}</text:p>
      <text:p text:style-name="P11"><text:s text:c="11"/>} </text:p>
      <text:p text:style-name="P11"><text:s text:c="9"/>return *this; </text:p>
      <text:p text:style-name="P11"><text:s text:c="6"/>}</text:p>
      <text:p text:style-name="P11"/>
      <text:p text:style-name="P11">//corrections to my test answer for this question were aided by referencing code I had written //previously both for this class and for 202. I then referenced the book between pages 417-419 //concerning the overloading of the assignment operato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2T16:20:30.573648810</meta:creation-date>
    <dc:date>2014-02-23T11:39:59.699181769</dc:date>
    <meta:editing-duration>PT10M9S</meta:editing-duration>
    <meta:editing-cycles>3</meta:editing-cycles>
    <meta:generator>LibreOffice/4.1.3.2$Linux_x86 LibreOffice_project/410m0$Build-2</meta:generator>
    <meta:document-statistic meta:table-count="0" meta:image-count="0" meta:object-count="0" meta:page-count="5" meta:paragraph-count="111" meta:word-count="589" meta:character-count="3931" meta:non-whitespace-character-count="2752"/>
  </office:meta>
</office:document-meta>
</file>